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1-01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0-09-22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20-01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9-09-10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9-05-0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9-01-30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8-09-13 17:45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8-05-09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8-01-29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602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2017-11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36" meta:object-count="0"/>
    <meta:user-defined meta:name="AppVersion">3.0</meta:user-defined>
  </office:meta>
</office:document-meta>
</file>